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arlito" svg:font-family="Carlito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3" style:family="graphic" style:parent-style-name="objectwithoutfill">
      <style:graphic-properties svg:stroke-width="0.02cm" draw:marker-start="" draw:marker-start-width="0.36cm" draw:marker-end="Symmetric_20_Arrow" draw:marker-end-width="0.3cm" draw:fill="none" draw:textarea-horizontal-align="center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draw:marker-start="Symmetric_20_Arrow" draw:marker-start-width="0.3cm" draw:marker-end="" draw:marker-end-width="0.33cm" draw:fill="none" draw:textarea-horizontal-align="center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30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547cm"/>
    </style:style>
    <style:style style:name="gr9" style:family="graphic" style:parent-style-name="objectwithoutfill">
      <style:graphic-properties svg:stroke-width="0.02cm" draw:marker-start="Symmetric_20_Arrow" draw:marker-start-width="0.3cm" draw:marker-end="Symmetric_20_Arrow" draw:marker-end-width="0.3cm" draw:fill="none" draw:textarea-horizontal-align="center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221cm"/>
    </style:style>
    <style:style style:name="gr11" style:family="graphic" style:parent-style-name="standard">
      <style:graphic-properties draw:textarea-horizontal-align="justify" draw:textarea-vertical-align="middle" draw:auto-grow-height="false" fo:min-height="8.95cm" fo:min-width="1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3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6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1.014cm"/>
    </style:style>
    <style:style style:name="gr15" style:family="graphic" style:parent-style-name="standard">
      <style:graphic-properties draw:fill-color="#99ccff" draw:textarea-horizontal-align="justify" draw:textarea-vertical-align="middle" draw:auto-grow-height="false" fo:min-height="0.95cm" fo:min-width="1.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9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8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1.1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4.6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21cm"/>
    </style:style>
    <style:style style:name="gr22" style:family="graphic" style:parent-style-name="objectwithoutfill">
      <style:graphic-properties draw:fill="none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751cm"/>
    </style:style>
    <style:style style:name="gr25" style:family="graphic" style:parent-style-name="standard">
      <style:graphic-properties draw:stroke="dash" draw:stroke-dash="Ultrafine_20_Dashed" svg:stroke-width="0.05cm" svg:stroke-color="#000000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26" style:family="graphic" style:parent-style-name="standard">
      <style:graphic-properties draw:fill-color="#ff950e" draw:textarea-horizontal-align="justify" draw:textarea-vertical-align="middle" draw:auto-grow-height="false" fo:min-height="0.625cm" fo:min-width="1.901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fo:min-width="0cm"/>
    </style:style>
    <style:style style:name="gr28" style:family="graphic" style:parent-style-name="standard">
      <style:graphic-properties draw:fill="solid" draw:fill-color="#99ccff" draw:textarea-horizontal-align="justify" draw:textarea-vertical-align="middle" draw:auto-grow-height="false" fo:min-height="0.4cm" fo:min-width="1cm"/>
    </style:style>
    <style:style style:name="gr29" style:family="graphic" style:parent-style-name="standard">
      <style:graphic-properties draw:fill="solid" draw:fill-color="#ff8080" draw:textarea-horizontal-align="justify" draw:textarea-vertical-align="middle" draw:auto-grow-height="false" fo:min-height="0.403cm" fo:min-width="1cm"/>
    </style:style>
    <style:style style:name="gr30" style:family="graphic" style:parent-style-name="standard">
      <style:graphic-properties draw:fill="solid" draw:fill-color="#ff950e" draw:textarea-horizontal-align="justify" draw:textarea-vertical-align="middle" draw:auto-grow-height="false" fo:min-height="0.4cm" fo:min-width="1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4cm" fo:min-width="1cm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 fo:min-height="0.94cm" fo:min-width="6.3cm"/>
    </style:style>
    <style:style style:name="gr33" style:family="graphic" style:parent-style-name="standard">
      <style:graphic-properties draw:textarea-horizontal-align="justify" draw:textarea-vertical-align="middle" draw:auto-grow-height="false" fo:min-height="0.95cm" fo:min-width="15.1cm"/>
    </style:style>
    <style:style style:name="gr34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1.171cm" fo:min-width="0.912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 fo:min-height="0.94cm" fo:min-width="6.3cm"/>
    </style:style>
    <style:style style:name="gr36" style:family="graphic" style:parent-style-name="standard">
      <style:graphic-properties svg:stroke-width="0.05cm" draw:marker-start-width="0.455cm" draw:marker-end-width="0.455cm" draw:fill="none" draw:textarea-horizontal-align="right" draw:textarea-vertical-align="bottom" draw:auto-grow-height="false" fo:min-height="5.7cm" fo:min-width="16.65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draw:marker-start-width="0.455cm" draw:marker-end-width="0.455cm" draw:fill="none" draw:textarea-horizontal-align="justify" draw:textarea-vertical-align="top" draw:auto-grow-height="false" fo:min-height="3.7cm" fo:min-width="16.65cm" fo:padding-top="0.15cm" fo:padding-bottom="0.15cm" fo:padding-left="0.275cm" fo:padding-right="0.275cm"/>
    </style:style>
    <style:style style:name="gr38" style:family="graphic" style:parent-style-name="standard">
      <style:graphic-properties draw:fill-color="#ff950e" draw:textarea-horizontal-align="justify" draw:textarea-vertical-align="middle" draw:auto-grow-height="false" fo:min-height="0.607cm" fo:min-width="1.901cm"/>
    </style:style>
    <style:style style:name="gr39" style:family="graphic" style:parent-style-name="standard">
      <style:graphic-properties draw:stroke="dash" draw:stroke-dash="Ultrafine_20_Dashed" svg:stroke-width="0.05cm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40" style:family="graphic" style:parent-style-name="standard">
      <style:graphic-properties draw:stroke="dash" draw:stroke-dash="Ultrafine_20_Dashed"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41" style:family="graphic" style:parent-style-name="standard">
      <style:graphic-properties draw:stroke="solid" draw:stroke-dash="Ultrafine_20_Dashed"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42" style:family="graphic" style:parent-style-name="standard">
      <style:graphic-properties draw:stroke="solid" draw:stroke-dash="Ultrafine_20_Dashed" svg:stroke-width="0.05cm" draw:marker-start="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43" style:family="graphic" style:parent-style-name="standard">
      <style:graphic-properties draw:fill-color="#ff8080" draw:textarea-horizontal-align="justify" draw:textarea-vertical-align="middle" draw:auto-grow-height="false" fo:min-height="0.95cm" fo:min-width="1.9cm"/>
    </style:style>
    <style:style style:name="gr44" style:family="graphic" style:parent-style-name="standard">
      <style:graphic-properties draw:fill-color="#ff8080" draw:textarea-horizontal-align="justify" draw:textarea-vertical-align="middle" draw:auto-grow-height="false" fo:min-height="0.609cm" fo:min-width="1.501cm"/>
    </style:style>
    <style:style style:name="gr45" style:family="graphic" style:parent-style-name="standard">
      <style:graphic-properties draw:textarea-horizontal-align="justify" draw:textarea-vertical-align="middle" draw:auto-grow-height="false" fo:min-height="0.54cm" fo:min-width="2.1cm"/>
    </style:style>
    <style:style style:name="gr46" style:family="graphic" style:parent-style-name="standard">
      <style:graphic-properties svg:stroke-color="#333333" draw:fill-color="#fff9ae" draw:textarea-horizontal-align="justify" draw:textarea-vertical-align="middle" draw:auto-grow-height="false" fo:min-height="0.54cm" fo:min-width="2.3cm"/>
    </style:style>
    <style:style style:name="gr47" style:family="graphic" style:parent-style-name="standard">
      <style:graphic-properties draw:fill-color="#f58220" draw:textarea-horizontal-align="justify" draw:textarea-vertical-align="middle" draw:auto-grow-height="false" fo:min-height="0.6cm" fo:min-width="0.35cm"/>
    </style:style>
    <style:style style:name="gr48" style:family="graphic" style:parent-style-name="objectwithoutfill">
      <style:graphic-properties svg:stroke-color="#000000" draw:marker-end="Rounded_20_short_20_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3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34cm"/>
    </style:style>
    <style:style style:name="gr52" style:family="graphic" style:parent-style-name="objectwithoutfill">
      <style:graphic-properties svg:stroke-color="#000000" draw:marker-start="Rounded_20_short_20_Arrow" draw:marker-end="Rounded_20_short_20_Arrow" draw:marker-end-width="0.3cm" draw:fill="none" draw:textarea-vertical-align="middle"/>
    </style:style>
    <style:style style:name="gr53" style:family="graphic" style:parent-style-name="objectwithoutfill">
      <style:graphic-properties draw:marker-start="Rounded_20_short_20_Arrow" draw:marker-end="" draw:marker-end-width="0.3cm" draw:fill="none" draw:textarea-horizontal-align="center"/>
    </style:style>
    <style:style style:name="gr54" style:family="graphic" style:parent-style-name="standard">
      <style:graphic-properties svg:stroke-color="#333333" draw:fill-color="#fff9ae" draw:textarea-horizontal-align="justify" draw:textarea-vertical-align="middle" draw:auto-grow-height="false" fo:min-height="0.55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rebuchet MS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6pt" style:font-size-asian="18pt" style:font-size-complex="18pt"/>
    </style:style>
    <style:style style:name="P6" style:family="paragraph">
      <loext:graphic-properties draw:fill="none" draw:fill-color="#ffffff"/>
      <style:text-properties fo:font-size="6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Trebuchet MS" fo:font-size="18pt" style:font-size-asian="18pt" style:font-size-complex="18pt"/>
    </style:style>
    <style:style style:name="P8" style:family="paragraph">
      <loext:graphic-properties draw:fill-color="#99ccff"/>
      <style:paragraph-properties fo:text-align="center"/>
      <style:text-properties style:font-name="Trebuchet MS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Open Sans"/>
    </style:style>
    <style:style style:name="P12" style:family="paragraph">
      <style:paragraph-properties fo:text-align="center"/>
      <style:text-properties fo:font-size="8pt"/>
    </style:style>
    <style:style style:name="P13" style:family="paragraph">
      <loext:graphic-properties draw:fill-color="#ff950e"/>
      <style:paragraph-properties fo:text-align="center"/>
      <style:text-properties style:font-name="Open Sans" fo:font-size="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size="18pt" style:font-size-asian="18pt" style:font-size-complex="18pt"/>
    </style:style>
    <style:style style:name="P16" style:family="paragraph">
      <loext:graphic-properties draw:fill="solid" draw:fill-color="#99ccff"/>
      <style:paragraph-properties fo:text-align="center"/>
      <style:text-properties style:font-name="Open Sans"/>
    </style:style>
    <style:style style:name="P17" style:family="paragraph">
      <loext:graphic-properties draw:fill="solid" draw:fill-color="#ff8080"/>
      <style:paragraph-properties fo:text-align="center"/>
      <style:text-properties style:font-name="Open Sans"/>
    </style:style>
    <style:style style:name="P18" style:family="paragraph">
      <loext:graphic-properties draw:fill="solid" draw:fill-color="#ff950e"/>
      <style:paragraph-properties fo:text-align="center"/>
      <style:text-properties style:font-name="Open Sans"/>
    </style:style>
    <style:style style:name="P19" style:family="paragraph">
      <loext:graphic-properties draw:fill="solid" draw:fill-color="#ffff99"/>
      <style:paragraph-properties fo:text-align="center"/>
      <style:text-properties style:font-name="Open Sans"/>
    </style:style>
    <style:style style:name="P20" style:family="paragraph">
      <loext:graphic-properties draw:fill="solid" draw:fill-color="#99ccff"/>
      <style:paragraph-properties fo:text-align="center"/>
      <style:text-properties style:font-name="Open Sans" fo:font-size="8pt"/>
    </style:style>
    <style:style style:name="P21" style:family="paragraph">
      <style:paragraph-properties fo:text-align="center"/>
      <style:text-properties style:font-name="Open Sans" fo:font-size="8pt"/>
    </style:style>
    <style:style style:name="P22" style:family="paragraph">
      <style:text-properties fo:font-size="8pt"/>
    </style:style>
    <style:style style:name="P23" style:family="paragraph">
      <loext:graphic-properties draw:fill="none" draw:fill-color="#ffffff"/>
      <style:text-properties style:font-name="Open Sans" fo:font-size="8pt"/>
    </style:style>
    <style:style style:name="P24" style:family="paragraph">
      <loext:graphic-properties draw:fill="solid" draw:fill-color="#ffff99"/>
      <style:paragraph-properties fo:text-align="center"/>
      <style:text-properties style:font-name="Open Sans" fo:font-size="8pt"/>
    </style:style>
    <style:style style:name="P25" style:family="paragraph">
      <loext:graphic-properties draw:fill="none"/>
      <style:paragraph-properties fo:text-align="center"/>
      <style:text-properties style:font-name="Open Sans" fo:font-size="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center"/>
      <style:text-properties style:font-name="Open Sans"/>
    </style:style>
    <style:style style:name="P27" style:family="paragraph">
      <loext:graphic-properties draw:fill="none"/>
      <style:paragraph-properties fo:text-align="center"/>
      <style:text-properties style:font-name="Open Sans" fo:font-size="14pt" style:font-size-asian="14pt" style:font-size-complex="14pt"/>
    </style:style>
    <style:style style:name="P28" style:family="paragraph">
      <loext:graphic-properties draw:fill-color="#ff8080"/>
      <style:paragraph-properties fo:text-align="center"/>
      <style:text-properties style:font-name="Trebuchet MS" fo:font-size="8pt"/>
    </style:style>
    <style:style style:name="P29" style:family="paragraph">
      <loext:graphic-properties draw:fill-color="#ff8080"/>
      <style:paragraph-properties fo:text-align="center"/>
      <style:text-properties style:font-name="Open Sans" fo:font-size="8pt"/>
    </style:style>
    <style:style style:name="P30" style:family="paragraph">
      <loext:graphic-properties draw:fill-color="#fff9ae"/>
      <style:paragraph-properties fo:text-align="center"/>
      <style:text-properties style:font-name="Carlito" fo:font-size="14pt" style:font-size-asian="18pt" style:font-size-complex="18pt"/>
    </style:style>
    <style:style style:name="P31" style:family="paragraph">
      <loext:graphic-properties draw:fill-color="#f58220"/>
      <style:paragraph-properties fo:text-align="center"/>
      <style:text-properties style:font-name="Carlito" fo:font-size="10pt" style:font-size-asian="10pt" style:font-size-complex="10pt"/>
    </style:style>
    <style:style style:name="P32" style:family="paragraph">
      <loext:graphic-properties draw:fill="none"/>
      <style:paragraph-properties fo:text-align="center"/>
      <style:text-properties style:font-name="Carlito"/>
    </style:style>
    <style:style style:name="P33" style:family="paragraph">
      <loext:graphic-properties draw:fill="none" draw:fill-color="#ffffff"/>
      <style:text-properties fo:font-weight="bold" style:font-size-asian="18pt" style:font-size-complex="18pt"/>
    </style:style>
    <style:style style:name="T1" style:family="text">
      <style:text-properties style:font-name="Trebuchet MS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style:text-position="super 58%" fo:font-size="6pt" style:font-size-asian="18pt" style:font-size-complex="18pt"/>
    </style:style>
    <style:style style:name="T4" style:family="text">
      <style:text-properties style:font-name="Trebuchet MS" fo:font-size="18pt" style:font-size-asian="18pt" style:font-size-complex="18pt"/>
    </style:style>
    <style:style style:name="T5" style:family="text">
      <style:text-properties style:font-name="Open Sans" fo:font-size="8pt"/>
    </style:style>
    <style:style style:name="T6" style:family="text">
      <style:text-properties style:font-name="Open Sans" fo:font-size="18pt" style:font-size-asian="18pt" style:font-size-complex="18pt"/>
    </style:style>
    <style:style style:name="T7" style:family="text">
      <style:text-properties style:font-name="Carlito" fo:font-size="14pt" style:font-size-asian="14pt" style:font-size-complex="14pt"/>
    </style:style>
    <style:style style:name="T8" style:family="text">
      <style:text-properties style:font-name="Trebuchet MS" fo:font-size="8pt"/>
    </style:style>
    <style:style style:name="T9" style:family="text">
      <style:text-properties style:font-name="Carlito" fo:font-size="10pt" style:font-size-asian="10pt" style:font-size-complex="10pt"/>
    </style:style>
    <style:style style:name="T10" style:family="text">
      <style:text-properties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xml:id="id6" draw:id="id6" draw:layer="layout" svg:width="2.4cm" svg:height="3.4cm" svg:x="6.223cm" svg:y="6.623cm">
          <draw:glue-point draw:id="4" svg:x="5cm" svg:y="4.411cm"/>
          <draw:glue-point draw:id="5" svg:x="5cm" svg:y="-4.411cm"/>
          <draw:glue-point draw:id="6" svg:x="-5cm" svg:y="-3.235cm"/>
          <draw:glue-point draw:id="7" svg:x="-5cm" svg:y="3.235cm"/>
          <text:p text:style-name="P1"><text:span text:style-name="T1">company</text:span></text:p>
          <text:p text:style-name="P1"><text:span text:style-name="T1">&amp; 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4cm" svg:height="1.2cm" svg:x="6.223cm" svg:y="12.823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4cm" svg:height="1.2cm" svg:x="12.023cm" svg:y="12.823cm">
          <draw:glue-point draw:id="4" svg:x="-5cm" svg:y="-3.5cm"/>
          <text:p text:style-name="P1"><text:span text:style-name="T1">bun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4cm" svg:height="1.2cm" svg:x="1.023cm" svg:y="12.823cm">
          <text:p text:style-name="P1"><text:span text:style-name="T1">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7.423cm" svg:y1="13.42cm" svg:x2="14.423cm" svg:y2="13.423cm" draw:start-shape="id1" draw:start-glue-point="6" draw:end-shape="id2" svg:d="M17423 13420h-1500v3h-1500" svg:viewBox="0 0 3001 4">
          <text:p/>
        </draw:connector>
        <draw:connector draw:style-name="gr4" draw:text-style-name="P3" draw:layer="layout" svg:x1="6.223cm" svg:y1="13.423cm" svg:x2="3.423cm" svg:y2="13.423cm" draw:start-shape="id3" draw:end-shape="id4" svg:d="M6223 13423h-2800" svg:viewBox="0 0 2801 1">
          <text:p/>
        </draw:connector>
        <draw:frame draw:style-name="gr5" draw:text-style-name="P5" draw:layer="layout" svg:width="1.175cm" svg:height="0.501cm" svg:x="7.963cm" svg:y="12.079cm">
          <draw:text-box>
            <text:p text:style-name="P4"><text:span text:style-name="T2">group</text:span></text:p>
          </draw:text-box>
        </draw:frame>
        <draw:frame draw:style-name="gr6" draw:text-style-name="P6" draw:layer="layout" svg:width="1.801cm" svg:height="0.504cm" svg:x="13.166cm" svg:y="12.081cm">
          <draw:text-box>
            <text:p><text:span text:style-name="T2">command </text:span><text:span text:style-name="T3">[1]</text:span></text:p>
          </draw:text-box>
        </draw:frame>
        <draw:frame draw:style-name="gr7" draw:text-style-name="P7" draw:layer="layout" svg:width="18cm" svg:height="1.733cm" svg:x="1.423cm" svg:y="0.814cm">
          <draw:text-box>
            <text:p text:style-name="P1"><text:span text:style-name="T4">UI2 Sample Application</text:span></text:p>
            <text:p text:style-name="P1"><text:span text:style-name="T4">Data Model</text:span></text:p>
          </draw:text-box>
        </draw:frame>
        <draw:custom-shape draw:style-name="gr2" draw:text-style-name="P2" xml:id="id5" draw:id="id5" draw:layer="layout" svg:width="2.4cm" svg:height="1.2cm" svg:x="1.023cm" svg:y="8.823cm">
          <text:p text:style-name="P1"><text:span text:style-name="T1">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3.423cm" svg:y1="9.423cm" svg:x2="6.223cm" svg:y2="9.422cm" draw:start-shape="id5" draw:start-glue-point="1" draw:end-shape="id6" draw:end-glue-point="7" svg:d="M3423 9423h1400v-1h1400" svg:viewBox="0 0 2801 2">
          <text:p/>
        </draw:connector>
        <draw:frame draw:style-name="gr8" draw:text-style-name="P6" draw:layer="layout" svg:width="2.047cm" svg:height="0.504cm" svg:x="4.164cm" svg:y="9.479cm">
          <draw:text-box>
            <text:p><text:span text:style-name="T2">groups:plan </text:span><text:span text:style-name="T3">[1]</text:span></text:p>
          </draw:text-box>
        </draw:frame>
        <draw:custom-shape draw:style-name="gr2" draw:text-style-name="P2" xml:id="id7" draw:id="id7" draw:layer="layout" svg:width="2.4cm" svg:height="1.2cm" svg:x="12.023cm" svg:y="7.723cm">
          <text:p text:style-name="P1"><text:span text:style-name="T1">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623cm" svg:y1="8.323cm" svg:x2="12.023cm" svg:y2="8.323cm" draw:start-shape="id6" draw:start-glue-point="1" draw:end-shape="id7" draw:end-glue-point="3" svg:d="M8623 8323h3400" svg:viewBox="0 0 3401 1">
          <text:p/>
        </draw:connector>
        <draw:connector draw:style-name="gr9" draw:text-style-name="P3" draw:layer="layout" svg:x1="8.623cm" svg:y1="13.423cm" svg:x2="12.023cm" svg:y2="13.423cm" draw:start-shape="id3" draw:end-shape="id2" draw:end-glue-point="3" svg:d="M8623 13423h3400" svg:viewBox="0 0 3401 1">
          <text:p/>
        </draw:connector>
        <draw:frame draw:style-name="gr10" draw:text-style-name="P5" draw:layer="layout" svg:width="1.721cm" svg:height="0.504cm" svg:x="5.263cm" svg:y="12.079cm">
          <draw:text-box>
            <text:p text:style-name="P4"><text:span text:style-name="T2">company </text:span><text:span text:style-name="T3">[1]</text:span></text:p>
          </draw:text-box>
        </draw:frame>
        <draw:connector draw:style-name="gr3" draw:text-style-name="P3" draw:layer="layout" svg:x1="6.823cm" svg:y1="10.023cm" svg:x2="6.823cm" svg:y2="12.823cm" svg:d="M6823 10023v2800" svg:viewBox="0 0 1 2801">
          <text:p/>
        </draw:connector>
        <draw:connector draw:style-name="gr3" draw:text-style-name="P3" draw:layer="layout" svg:x1="8.023cm" svg:y1="10.023cm" svg:x2="8.023cm" svg:y2="12.823cm" svg:d="M8023 10023v2800" svg:viewBox="0 0 1 2801">
          <text:p/>
        </draw:connector>
        <draw:frame draw:style-name="gr10" draw:text-style-name="P6" draw:layer="layout" svg:width="1.721cm" svg:height="0.504cm" svg:x="10.267cm" svg:y="7.882cm">
          <draw:text-box>
            <text:p><text:span text:style-name="T2">company </text:span><text:span text:style-name="T3">[1]</text:span></text:p>
          </draw:text-box>
        </draw:frame>
        <draw:custom-shape draw:style-name="gr11" draw:text-style-name="P2" xml:id="id1" draw:id="id1" draw:layer="layout" svg:width="2.4cm" svg:height="9.2cm" svg:x="17.423cm" svg:y="4.823cm">
          <draw:glue-point draw:id="4" svg:x="-5cm" svg:y="-2.826cm"/>
          <draw:glue-point draw:id="5" svg:x="-5cm" svg:y="-4.345cm"/>
          <draw:glue-point draw:id="6" svg:x="-5cm" svg:y="4.345cm"/>
          <text:p text:style-name="P1"><text:span text:style-name="T1">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3.223cm" svg:y1="12.823cm" svg:x2="13.223cm" svg:y2="8.923cm" draw:start-shape="id2" draw:start-glue-point="0" draw:end-shape="id7" draw:end-glue-point="2" svg:d="M13223 12823v-3900" svg:viewBox="0 0 1 3901">
          <text:p/>
        </draw:connector>
        <draw:frame draw:style-name="gr12" draw:text-style-name="P6" draw:layer="layout" svg:width="1.806cm" svg:height="0.504cm" svg:x="14.467cm" svg:y="12.856cm">
          <draw:text-box>
            <text:p><text:span text:style-name="T2">connector </text:span><text:span text:style-name="T3">[1]</text:span></text:p>
          </draw:text-box>
        </draw:frame>
        <draw:frame draw:style-name="gr13" draw:text-style-name="P5" draw:layer="layout" svg:width="1.149cm" svg:height="0.504cm" svg:x="4.963cm" svg:y="13.48cm">
          <draw:text-box>
            <text:p text:style-name="P4"><text:span text:style-name="T2">role </text:span><text:span text:style-name="T3">[1]</text:span></text:p>
          </draw:text-box>
        </draw:frame>
        <draw:frame draw:style-name="gr10" draw:text-style-name="P5" draw:layer="layout" svg:width="1.721cm" svg:height="0.504cm" svg:x="3.263cm" svg:y="8.88cm">
          <draw:text-box>
            <text:p text:style-name="P4"><text:span text:style-name="T2">company </text:span><text:span text:style-name="T3">[1]</text:span></text:p>
          </draw:text-box>
        </draw:frame>
        <draw:frame draw:style-name="gr14" draw:text-style-name="P5" draw:layer="layout" svg:width="1.514cm" svg:height="0.501cm" svg:x="8.464cm" svg:y="12.88cm">
          <draw:text-box>
            <text:p text:style-name="P4"><text:span text:style-name="T2">packages</text:span></text:p>
          </draw:text-box>
        </draw:frame>
        <draw:connector draw:style-name="gr3" draw:text-style-name="P3" draw:layer="layout" svg:x1="8.623cm" svg:y1="6.824cm" svg:x2="17.423cm" svg:y2="6.824cm" draw:start-shape="id6" draw:start-glue-point="5" draw:end-shape="id1" draw:end-glue-point="4" svg:d="M8623 6824h8800" svg:viewBox="0 0 8801 1">
          <text:p/>
        </draw:connector>
        <draw:connector draw:style-name="gr4" draw:text-style-name="P3" draw:layer="layout" svg:x1="17.423cm" svg:y1="5.426cm" svg:x2="14.423cm" svg:y2="5.423cm" draw:start-shape="id1" draw:start-glue-point="5" draw:end-shape="id8" svg:d="M17423 5426h-1500v-3h-1500" svg:viewBox="0 0 3001 4">
          <text:p/>
        </draw:connector>
        <draw:custom-shape draw:style-name="gr15" draw:text-style-name="P8" xml:id="id8" draw:id="id8" draw:layer="layout" svg:width="2.4cm" svg:height="1.2cm" svg:x="12.023cm" svg:y="4.823cm">
          <text:p text:style-name="P1"><text:span text:style-name="T1">Service 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1.484cm" svg:height="0.504cm" svg:x="5.664cm" svg:y="10.08cm">
          <draw:text-box>
            <text:p text:style-name="P4"><text:span text:style-name="T2">name </text:span><text:span text:style-name="T3">[1]</text:span></text:p>
          </draw:text-box>
        </draw:frame>
        <draw:frame draw:style-name="gr10" draw:text-style-name="P5" draw:layer="layout" svg:width="1.721cm" svg:height="0.504cm" svg:x="5.264cm" svg:y="12.08cm">
          <draw:text-box>
            <text:p text:style-name="P4"><text:span text:style-name="T2">company </text:span><text:span text:style-name="T3">[1]</text:span></text:p>
          </draw:text-box>
        </draw:frame>
        <draw:frame draw:style-name="gr10" draw:text-style-name="P5" draw:layer="layout" svg:width="1.721cm" svg:height="0.504cm" svg:x="5.264cm" svg:y="12.08cm">
          <draw:text-box>
            <text:p text:style-name="P4"><text:span text:style-name="T2">company </text:span><text:span text:style-name="T3">[1]</text:span></text:p>
          </draw:text-box>
        </draw:frame>
        <draw:frame draw:style-name="gr17" draw:text-style-name="P5" draw:layer="layout" svg:width="1.344cm" svg:height="0.504cm" svg:x="3.264cm" svg:y="12.881cm">
          <draw:text-box>
            <text:p text:style-name="P4"><text:span text:style-name="T2">name </text:span><text:span text:style-name="T3">[1]</text:span></text:p>
          </draw:text-box>
        </draw:frame>
        <draw:frame draw:style-name="gr18" draw:text-style-name="P5" draw:layer="layout" svg:width="1.692cm" svg:height="0.501cm" svg:x="7.164cm" svg:y="10.08cm">
          <draw:text-box>
            <text:p text:style-name="P4"><text:span text:style-name="T2">groups:key</text:span></text:p>
          </draw:text-box>
        </draw:frame>
        <draw:frame draw:style-name="gr17" draw:text-style-name="P5" draw:layer="layout" svg:width="1.344cm" svg:height="0.504cm" svg:x="10.664cm" svg:y="13.482cm">
          <draw:text-box>
            <text:p text:style-name="P4"><text:span text:style-name="T2">name </text:span><text:span text:style-name="T3">[1]</text:span></text:p>
          </draw:text-box>
        </draw:frame>
        <draw:frame draw:style-name="gr17" draw:text-style-name="P5" draw:layer="layout" svg:width="1.344cm" svg:height="0.504cm" svg:x="13.164cm" svg:y="8.983cm">
          <draw:text-box>
            <text:p text:style-name="P4"><text:span text:style-name="T2">name </text:span><text:span text:style-name="T3">[1]</text:span></text:p>
          </draw:text-box>
        </draw:frame>
        <draw:frame draw:style-name="gr17" draw:text-style-name="P5" draw:layer="layout" svg:width="1.344cm" svg:height="0.504cm" svg:x="16.264cm" svg:y="13.483cm">
          <draw:text-box>
            <text:p text:style-name="P4"><text:span text:style-name="T2">name </text:span><text:span text:style-name="T3">[1]</text:span></text:p>
          </draw:text-box>
        </draw:frame>
        <draw:frame draw:style-name="gr16" draw:text-style-name="P5" draw:layer="layout" svg:width="1.484cm" svg:height="0.504cm" svg:x="8.464cm" svg:y="7.881cm">
          <draw:text-box>
            <text:p text:style-name="P4"><text:span text:style-name="T2">name </text:span><text:span text:style-name="T3">[1]</text:span></text:p>
          </draw:text-box>
        </draw:frame>
        <draw:frame draw:style-name="gr16" draw:text-style-name="P5" draw:layer="layout" svg:width="1.484cm" svg:height="0.504cm" svg:x="8.464cm" svg:y="6.382cm">
          <draw:text-box>
            <text:p text:style-name="P4"><text:span text:style-name="T2">name </text:span><text:span text:style-name="T3">[1]</text:span></text:p>
          </draw:text-box>
        </draw:frame>
        <draw:frame draw:style-name="gr10" draw:text-style-name="P5" draw:layer="layout" svg:width="1.721cm" svg:height="0.504cm" svg:x="15.664cm" svg:y="6.881cm">
          <draw:text-box>
            <text:p text:style-name="P4"><text:span text:style-name="T2">company </text:span><text:span text:style-name="T3">[1]</text:span></text:p>
          </draw:text-box>
        </draw:frame>
        <draw:frame draw:style-name="gr19" draw:text-style-name="P5" draw:layer="layout" svg:width="1.92cm" svg:height="0.504cm" svg:x="15.665cm" svg:y="5.482cm">
          <draw:text-box>
            <text:p text:style-name="P4"><text:span text:style-name="T2">service </text:span><text:span text:style-name="T3">[1]</text:span></text:p>
          </draw:text-box>
        </draw:frame>
        <draw:frame draw:style-name="gr16" draw:text-style-name="P5" draw:layer="layout" svg:width="1.484cm" svg:height="0.504cm" svg:x="14.266cm" svg:y="4.883cm">
          <draw:text-box>
            <text:p text:style-name="P4"><text:span text:style-name="T2">name </text:span><text:span text:style-name="T3">[1]</text:span></text:p>
          </draw:text-box>
        </draw:frame>
        <draw:frame draw:style-name="gr10" draw:text-style-name="P5" draw:layer="layout" svg:width="1.721cm" svg:height="0.504cm" svg:x="10.264cm" svg:y="12.583cm">
          <draw:text-box>
            <text:p text:style-name="P4"><text:span text:style-name="T2">company </text:span><text:span text:style-name="T3">[1]</text:span></text:p>
          </draw:text-box>
        </draw:frame>
        <draw:connector draw:style-name="gr3" draw:text-style-name="P3" draw:layer="layout" svg:x1="8.623cm" svg:y1="9.822cm" svg:x2="12.023cm" svg:y2="13.003cm" draw:start-shape="id6" draw:start-glue-point="4" draw:end-shape="id2" draw:end-glue-point="4" svg:d="M8623 9822h1700v3181h1700" svg:viewBox="0 0 3401 3182">
          <text:p/>
        </draw:connector>
        <draw:frame draw:style-name="gr20" draw:text-style-name="P9" draw:layer="layout" svg:width="5.129cm" svg:height="1.241cm" svg:x="13.123cm" svg:y="15.623cm">
          <draw:text-box>
            <text:p text:style-name="P4">[1] Replace with ID</text:p>
            <text:p text:style-name="P4">[2] To be added</text:p>
            <text:p text:style-name="P4">[3] Hard coded list in common.js</text:p>
          </draw:text-box>
        </draw:frame>
        <draw:frame draw:style-name="gr16" draw:text-style-name="P5" draw:layer="layout" svg:width="1.484cm" svg:height="0.504cm" svg:x="8.464cm" svg:y="9.381cm">
          <draw:text-box>
            <text:p text:style-name="P4"><text:span text:style-name="T2">name </text:span><text:span text:style-name="T3">[1]</text:span></text:p>
          </draw:text-box>
        </draw:frame>
        <draw:connector draw:style-name="gr4" draw:text-style-name="P3" draw:layer="layout" svg:x1="13.223cm" svg:y1="7.723cm" svg:x2="13.223cm" svg:y2="6.023cm" draw:start-shape="id7" draw:end-shape="id8" svg:d="M13223 7723v-1700" svg:viewBox="0 0 1 1701">
          <text:p/>
        </draw:connector>
        <draw:frame draw:style-name="gr16" draw:text-style-name="P5" draw:layer="layout" svg:width="1.484cm" svg:height="0.504cm" svg:x="13.166cm" svg:y="5.983cm">
          <draw:text-box>
            <text:p text:style-name="P4"><text:span text:style-name="T2">name </text:span><text:span text:style-name="T3">[1]</text:span></text:p>
          </draw:text-box>
        </draw:frame>
        <draw:frame draw:style-name="gr19" draw:text-style-name="P5" draw:layer="layout" svg:width="1.92cm" svg:height="0.504cm" svg:x="13.165cm" svg:y="7.082cm">
          <draw:text-box>
            <text:p text:style-name="P4"><text:span text:style-name="T2">service </text:span><text:span text:style-name="T3">[1]</text:span></text:p>
          </draw:text-box>
        </draw:frame>
        <draw:frame draw:style-name="gr21" draw:text-style-name="P10" draw:layer="layout" svg:width="3.321cm" svg:height="0.911cm" svg:x="5.983cm" svg:y="15.623cm">
          <draw:text-box>
            <text:p>Customer Database</text:p>
            <text:p>(1/customer)</text:p>
          </draw:text-box>
        </draw:frame>
        <draw:line draw:style-name="gr22" draw:text-style-name="P3" draw:layer="layout" svg:x1="4.823cm" svg:y1="4.443cm" svg:x2="4.823cm" svg:y2="18.023cm">
          <text:p/>
        </draw:line>
        <draw:frame draw:style-name="gr23" draw:text-style-name="P10" draw:layer="layout" svg:width="3.381cm" svg:height="0.911cm" svg:x="0.884cm" svg:y="15.624cm">
          <draw:text-box>
            <text:p>Common Database</text:p>
            <text:p>(1 for all customers)</text:p>
          </draw:text-box>
        </draw:frame>
        <draw:custom-shape draw:style-name="gr2" draw:text-style-name="P2" xml:id="id9" draw:id="id9" draw:layer="layout" svg:width="2.4cm" svg:height="1.2cm" svg:x="1.023cm" svg:y="6.623cm">
          <text:p text:style-name="P1"><text:span text:style-name="T1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3.423cm" svg:y1="7.223cm" svg:x2="6.223cm" svg:y2="7.224cm" draw:start-shape="id9" draw:start-glue-point="1" draw:end-shape="id6" draw:end-glue-point="6" svg:d="M3423 7223h1400v1h1400" svg:viewBox="0 0 2801 2">
          <text:p/>
        </draw:connector>
        <draw:frame draw:style-name="gr24" draw:text-style-name="P6" draw:layer="layout" svg:width="1.251cm" svg:height="0.504cm" svg:x="4.983cm" svg:y="7.279cm">
          <draw:text-box>
            <text:p><text:span text:style-name="T2">code </text:span><text:span text:style-name="T3">[1]</text:span></text:p>
          </draw:text-box>
        </draw:frame>
        <draw:frame draw:style-name="gr10" draw:text-style-name="P5" draw:layer="layout" svg:width="1.721cm" svg:height="0.504cm" svg:x="3.263cm" svg:y="6.68cm">
          <draw:text-box>
            <text:p text:style-name="P4"><text:span text:style-name="T2">company </text:span><text:span text:style-name="T3">[1]</text:span></text:p>
          </draw:text-box>
        </draw:frame>
      </draw:page>
      <draw:page draw:name="page2" draw:style-name="dp1" draw:master-page-name="Default">
        <office:forms form:automatic-focus="false" form:apply-design-mode="false"/>
        <draw:connector draw:style-name="gr25" draw:text-style-name="P11" draw:layer="layout" svg:x1="10.223cm" svg:y1="21.623cm" svg:x2="10.223cm" svg:y2="16.023cm" draw:start-shape="id10" draw:end-shape="id11" draw:end-glue-point="2" svg:d="M10223 21623v-5600" svg:viewBox="0 0 1 5601">
          <text:p/>
        </draw:connector>
        <draw:custom-shape draw:style-name="gr26" draw:text-style-name="P13" xml:id="id23" draw:id="id23" draw:layer="layout" svg:width="2.4cm" svg:height="1.4cm" svg:x="15.516cm" svg:y="6.894cm">
          <text:p text:style-name="P12"><text:span text:style-name="T5">va_event</text:span></text:p>
          <text:p text:style-name="P12"><text:span text:style-name="T5">va_us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5" draw:layer="layout" svg:width="18cm" svg:height="1.979cm" svg:x="1.423cm" svg:y="0.691cm">
          <draw:text-box>
            <text:p text:style-name="P14"><text:span text:style-name="T4">UI2 Sample Application</text:span></text:p>
            <text:p text:style-name="P14"><text:span text:style-name="T6">Architecture of the Administration Server</text:span></text:p>
          </draw:text-box>
        </draw:frame>
        <draw:g>
          <draw:custom-shape draw:style-name="gr28" draw:text-style-name="P16" draw:layer="layout" svg:width="1.5cm" svg:height="0.65cm" svg:x="17.423cm" svg:y="22.623cm">
            <text:p text:style-name="P1"><text:span text:style-name="T1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7" draw:layer="layout" svg:width="1.5cm" svg:height="0.653cm" svg:x="17.423cm" svg:y="21.12cm">
            <text:p text:style-name="P1"><text:span text:style-name="T1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1.5cm" svg:height="0.65cm" svg:x="17.423cm" svg:y="21.873cm">
            <text:p text:style-name="P1"><text:span text:style-name="T1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draw:layer="layout" svg:width="1.5cm" svg:height="0.65cm" svg:x="17.423cm" svg:y="23.373cm">
            <text:p text:style-name="P1"><text:span text:style-name="T1">Exter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20" xml:id="id10" draw:id="id10" draw:layer="layout" svg:width="6.8cm" svg:height="1.19cm" svg:x="6.823cm" svg:y="21.623cm">
          <draw:glue-point draw:id="4" svg:x="2.531cm" svg:y="-5cm"/>
          <draw:glue-point draw:id="5" svg:x="-3.468cm" svg:y="-5cm"/>
          <draw:glue-point draw:id="6" svg:x="-1.25cm" svg:y="-4.983cm"/>
          <text:p text:style-name="P12"><text:span text:style-name="T5">Client Applica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1" draw:id="id11" draw:layer="layout" svg:width="15.6cm" svg:height="1.2cm" svg:x="2.423cm" svg:y="14.823cm">
          <draw:glue-point draw:id="4" svg:x="2.884cm" svg:y="-5cm"/>
          <draw:glue-point draw:id="5" svg:x="-1.602cm" svg:y="5cm"/>
          <draw:glue-point draw:id="6" svg:x="1.165cm" svg:y="5cm"/>
          <draw:glue-point draw:id="7" svg:x="1.602cm" svg:y="-5cm"/>
          <draw:glue-point draw:id="8" svg:x="-0.576cm" svg:y="5cm"/>
          <draw:glue-point draw:id="9" svg:x="-4.679cm" svg:y="-5cm"/>
          <draw:glue-point draw:id="10" svg:x="-3.91cm" svg:y="-5cm"/>
          <draw:glue-point draw:id="11" svg:x="-3.141cm" svg:y="-5cm"/>
          <draw:glue-point draw:id="12" svg:x="-2.37cm" svg:y="-5cm"/>
          <draw:glue-point draw:id="13" svg:x="-1.602cm" svg:y="-5cm"/>
          <draw:glue-point draw:id="14" svg:x="-0.833cm" svg:y="-5cm"/>
          <draw:glue-point draw:id="15" svg:x="-0.064cm" svg:y="-4.825cm"/>
          <draw:glue-point draw:id="16" svg:x="0.715cm" svg:y="-5cm"/>
          <draw:glue-point draw:id="17" svg:x="3.535cm" svg:y="-5.008cm"/>
          <draw:glue-point draw:id="18" svg:x="-3.461cm" svg:y="5cm"/>
          <draw:glue-point draw:id="19" svg:x="4.639cm" svg:y="-5cm"/>
          <text:p text:style-name="P12"><text:span text:style-name="T5">server.js</text:span></text:p>
          <draw:enhanced-geometry svg:viewBox="0 0 21600 21600" draw:type="rectangle" draw:enhanced-path="M 0 0 L 21600 0 21600 21600 0 21600 0 0 Z N"/>
        </draw:custom-shape>
        <draw:connector draw:style-name="gr25" draw:text-style-name="P11" draw:layer="layout" svg:x1="14.124cm" svg:y1="8.278cm" svg:x2="14.123cm" svg:y2="14.023cm" draw:start-shape="id12" draw:end-shape="id13" draw:end-glue-point="0" svg:d="M14124 8278v2873h-1v2872" svg:viewBox="0 0 2 5746">
          <text:p/>
        </draw:connector>
        <draw:frame draw:style-name="gr34" draw:text-style-name="P23" draw:layer="layout" svg:width="1.412cm" svg:height="1.421cm" svg:x="8.743cm" svg:y="19.923cm">
          <draw:text-box>
            <text:p text:style-name="P22"><text:span text:style-name="T5">19400</text:span></text:p>
            <text:p text:style-name="P22"><text:span text:style-name="T5">Ajax</text:span></text:p>
            <text:p text:style-name="P22"><text:span text:style-name="T5">HTTPS</text:span></text:p>
          </draw:text-box>
        </draw:frame>
        <draw:custom-shape draw:style-name="gr35" draw:text-style-name="P24" draw:layer="layout" svg:width="6.8cm" svg:height="1.19cm" svg:x="6.823cm" svg:y="22.824cm">
          <text:p text:style-name="P12"><text:span text:style-name="T5">Administrator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7.2cm" svg:height="6cm" svg:x="1.623cm" svg:y="13.223cm"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7" draw:layer="layout" svg:width="17.2cm" svg:height="4cm" svg:x="1.623cm" svg:y="5.223cm">
          <text:p text:style-name="P26"><text:span text:style-name="T7">Mong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xml:id="id14" draw:id="id14" draw:layer="layout" svg:width="2.4cm" svg:height="1.37cm" svg:x="2.523cm" svg:y="6.907cm">
          <draw:glue-point draw:id="9" svg:x="-2.706cm" svg:y="4.866cm"/>
          <draw:glue-point draw:id="10" svg:x="2.889cm" svg:y="4.879cm"/>
          <text:p text:style-name="P12"><text:span text:style-name="T5">va_bund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3" xml:id="id16" draw:id="id16" draw:layer="layout" svg:width="2.4cm" svg:height="1.37cm" svg:x="5.123cm" svg:y="6.907cm">
          <draw:glue-point draw:id="9" svg:x="-2.706cm" svg:y="4.866cm"/>
          <draw:glue-point draw:id="10" svg:x="2.889cm" svg:y="4.879cm"/>
          <text:p text:style-name="P12"><text:span text:style-name="T5">va_comma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3" xml:id="id18" draw:id="id18" draw:layer="layout" svg:width="2.4cm" svg:height="1.37cm" svg:x="7.723cm" svg:y="6.907cm">
          <draw:glue-point draw:id="9" svg:x="-2.706cm" svg:y="4.866cm"/>
          <draw:glue-point draw:id="10" svg:x="2.889cm" svg:y="4.879cm"/>
          <text:p text:style-name="P12"><text:span text:style-name="T5">va_compan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3" xml:id="id20" draw:id="id20" draw:layer="layout" svg:width="2.4cm" svg:height="1.37cm" svg:x="10.323cm" svg:y="6.907cm">
          <draw:glue-point draw:id="9" svg:x="-2.706cm" svg:y="4.866cm"/>
          <draw:glue-point draw:id="10" svg:x="2.889cm" svg:y="4.879cm"/>
          <text:p text:style-name="P12"><text:span text:style-name="T5">va_connecto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9" draw:text-style-name="P11" draw:layer="layout" svg:x1="3.723cm" svg:y1="8.277cm" svg:x2="3.723cm" svg:y2="14.023cm" draw:start-shape="id14" draw:end-shape="id15" svg:d="M3723 8277v5746" svg:viewBox="0 0 1 5747">
          <text:p/>
        </draw:connector>
        <draw:connector draw:style-name="gr39" draw:text-style-name="P11" draw:layer="layout" svg:x1="6.323cm" svg:y1="8.277cm" svg:x2="6.323cm" svg:y2="14.023cm" draw:start-shape="id16" draw:start-glue-point="7" draw:end-shape="id17" draw:end-glue-point="0" svg:d="M6323 8277v5746" svg:viewBox="0 0 1 5747">
          <text:p/>
        </draw:connector>
        <draw:connector draw:style-name="gr39" draw:text-style-name="P11" draw:layer="layout" svg:x1="8.923cm" svg:y1="8.277cm" svg:x2="8.923cm" svg:y2="14.023cm" draw:start-shape="id18" draw:start-glue-point="7" draw:end-shape="id19" draw:end-glue-point="0" svg:d="M8923 8277v5746" svg:viewBox="0 0 1 5747">
          <text:p/>
        </draw:connector>
        <draw:connector draw:style-name="gr39" draw:text-style-name="P11" draw:layer="layout" svg:x1="11.523cm" svg:y1="8.277cm" svg:x2="11.523cm" svg:y2="14.023cm" draw:start-shape="id20" draw:start-glue-point="7" draw:end-shape="id21" draw:end-glue-point="0" svg:d="M11523 8277v5746" svg:viewBox="0 0 1 5747">
          <text:p/>
        </draw:connector>
        <draw:connector draw:style-name="gr40" draw:text-style-name="P11" draw:layer="layout" svg:x1="16.723cm" svg:y1="14.023cm" svg:x2="16.716cm" svg:y2="8.294cm" draw:start-shape="id22" draw:end-shape="id23" draw:end-glue-point="7" svg:d="M16723 14023v-2864h-7v-2865" svg:viewBox="0 0 8 5730">
          <text:p/>
        </draw:connector>
        <draw:connector draw:style-name="gr41" draw:text-style-name="P11" draw:layer="layout" svg:x1="4.826cm" svg:y1="17.307cm" svg:x2="4.824cm" svg:y2="16.023cm" draw:start-shape="id24" draw:start-glue-point="5" draw:end-shape="id11" draw:end-glue-point="18" svg:d="M4826 17307v-642h-2v-642" svg:viewBox="0 0 3 1285">
          <text:p/>
        </draw:connector>
        <draw:connector draw:style-name="gr42" draw:text-style-name="P11" draw:layer="layout" svg:x1="15.223cm" svg:y1="17.411cm" svg:x2="15.224cm" svg:y2="16.011cm" draw:start-shape="id25" draw:start-glue-point="0" svg:d="M15223 17411v-950h1v-450" svg:viewBox="0 0 2 1401">
          <text:p/>
        </draw:connector>
        <draw:custom-shape draw:style-name="gr43" draw:text-style-name="P28" xml:id="id25" draw:id="id25" draw:layer="layout" svg:width="2.4cm" svg:height="1.2cm" svg:x="14.023cm" svg:y="17.411cm">
          <text:p text:style-name="P12"><text:span text:style-name="T8">config.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xml:id="id24" draw:id="id24" draw:layer="layout" svg:width="2cm" svg:height="1.373cm" svg:x="3.826cm" svg:y="17.307cm">
          <draw:glue-point draw:id="9" svg:x="-2.706cm" svg:y="4.866cm"/>
          <draw:glue-point draw:id="10" svg:x="2.889cm" svg:y="4.879cm"/>
          <text:p text:style-name="P12"><text:span text:style-name="T5">Log 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1" xml:id="id15" draw:id="id15" draw:layer="layout" svg:width="2.6cm" svg:height="0.79cm" svg:x="2.423cm" svg:y="14.023cm">
          <text:p text:style-name="P12"><text:span text:style-name="T5">bundle.j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17" draw:id="id17" draw:layer="layout" svg:width="2.6cm" svg:height="0.79cm" svg:x="5.023cm" svg:y="14.023cm">
          <text:p text:style-name="P12"><text:span text:style-name="T5">command.j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19" draw:id="id19" draw:layer="layout" svg:width="2.6cm" svg:height="0.79cm" svg:x="7.623cm" svg:y="14.023cm">
          <text:p text:style-name="P12"><text:span text:style-name="T5">company.j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21" draw:id="id21" draw:layer="layout" svg:width="2.6cm" svg:height="0.79cm" svg:x="10.223cm" svg:y="14.023cm">
          <text:p text:style-name="P12"><text:span text:style-name="T5">connector.j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13" draw:id="id13" draw:layer="layout" svg:width="2.6cm" svg:height="0.79cm" svg:x="12.823cm" svg:y="14.023cm">
          <text:p text:style-name="P12"><text:span text:style-name="T5">user.j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22" draw:id="id22" draw:layer="layout" svg:width="2.6cm" svg:height="0.79cm" svg:x="15.423cm" svg:y="14.023cm">
          <text:p text:style-name="P12"><text:span text:style-name="T5">report.js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xml:id="id12" draw:id="id12" draw:layer="layout" svg:width="2.4cm" svg:height="1.37cm" svg:x="12.924cm" svg:y="6.908cm">
          <draw:glue-point draw:id="9" svg:x="-2.706cm" svg:y="4.866cm"/>
          <draw:glue-point draw:id="10" svg:x="2.889cm" svg:y="4.879cm"/>
          <text:p text:style-name="P12"><text:span text:style-name="T5">va_us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3" draw:style-name="dp1" draw:master-page-name="Default">
        <office:forms form:automatic-focus="false" form:apply-design-mode="false"/>
        <draw:frame draw:style-name="gr7" draw:text-style-name="P7" draw:layer="layout" svg:width="18cm" svg:height="1.733cm" svg:x="1.423cm" svg:y="0.845cm">
          <draw:text-box>
            <text:p text:style-name="P1"><text:span text:style-name="T4">UI2 Sample Application</text:span></text:p>
            <text:p text:style-name="P1"><text:span text:style-name="T4">Functional Flow of Client Login Process</text:span></text:p>
          </draw:text-box>
        </draw:frame>
        <draw:custom-shape draw:style-name="gr46" draw:text-style-name="P30" xml:id="id28" draw:id="id28" draw:layer="layout" svg:width="2.8cm" svg:height="0.79cm" svg:x="4.823cm" svg:y="8.023cm">
          <text:p text:style-name="P1"><text:span text:style-name="T9">readUser</text:span></text:p>
          <draw:enhanced-geometry svg:viewBox="0 0 21600 21600" draw:type="rectangle" draw:enhanced-path="M 0 0 L 21600 0 21600 21600 0 21600 0 0 Z N"/>
        </draw:custom-shape>
        <draw:custom-shape draw:style-name="gr47" draw:text-style-name="P31" xml:id="id26" draw:id="id26" draw:layer="layout" svg:width="1.2cm" svg:height="1.2cm" svg:x="1.624cm" svg:y="5.824cm">
          <text:p text:style-name="P1"><text:span text:style-name="T9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2" draw:layer="layout" draw:type="curve" svg:x1="2.824cm" svg:y1="6.424cm" svg:x2="4.823cm" svg:y2="6.418cm" draw:start-shape="id26" draw:start-glue-point="10" draw:end-shape="id27" svg:d="M2824 6424c1500 0 501-6 1999-6" svg:viewBox="0 0 2000 7">
          <text:p/>
        </draw:connector>
        <draw:custom-shape draw:style-name="gr46" draw:text-style-name="P30" xml:id="id27" draw:id="id27" draw:layer="layout" svg:width="2.8cm" svg:height="0.79cm" svg:x="4.823cm" svg:y="6.023cm">
          <text:p text:style-name="P1"><text:span text:style-name="T9">check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29" draw:id="id29" draw:layer="layout" svg:width="2.8cm" svg:height="0.79cm" svg:x="10.823cm" svg:y="6.023cm">
          <text:p text:style-name="P1"><text:span text:style-name="T9">userLogin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30" draw:id="id30" draw:layer="layout" svg:width="2.8cm" svg:height="0.79cm" svg:x="16.823cm" svg:y="6.023cm">
          <text:p text:style-name="P1"><text:span text:style-name="T9">va_user</text:span></text:p>
          <draw:enhanced-geometry svg:viewBox="0 0 21600 21600" draw:type="rectangle" draw:enhanced-path="M 0 0 L 21600 0 21600 21600 0 21600 0 0 Z N"/>
        </draw:custom-shape>
        <draw:frame draw:style-name="gr49" draw:text-style-name="P33" draw:layer="layout" svg:width="1.67cm" svg:height="0.581cm" svg:x="5.223cm" svg:y="4.823cm">
          <draw:text-box>
            <text:p><text:span text:style-name="T10">login.js</text:span></text:p>
          </draw:text-box>
        </draw:frame>
        <draw:frame draw:style-name="gr50" draw:text-style-name="P33" draw:layer="layout" svg:width="1.891cm" svg:height="0.581cm" svg:x="11.224cm" svg:y="4.824cm">
          <draw:text-box>
            <text:p><text:span text:style-name="T10">server.js</text:span></text:p>
          </draw:text-box>
        </draw:frame>
        <draw:frame draw:style-name="gr51" draw:text-style-name="P33" draw:layer="layout" svg:width="2.034cm" svg:height="0.581cm" svg:x="17.225cm" svg:y="4.825cm">
          <draw:text-box>
            <text:p><text:span text:style-name="T10">MongoDB</text:span></text:p>
          </draw:text-box>
        </draw:frame>
        <draw:connector draw:style-name="gr48" draw:text-style-name="P32" draw:layer="layout" draw:type="curve" svg:x1="6.223cm" svg:y1="6.813cm" svg:x2="6.223cm" svg:y2="8.023cm" draw:start-shape="id27" draw:start-glue-point="2" draw:end-shape="id28" draw:end-glue-point="0" svg:d="M6223 6813v1210" svg:viewBox="0 0 1 1211">
          <text:p/>
        </draw:connector>
        <draw:connector draw:style-name="gr52" draw:text-style-name="P32" draw:layer="layout" draw:type="curve" svg:x1="7.623cm" svg:y1="6.418cm" svg:x2="10.823cm" svg:y2="6.418cm" draw:start-shape="id27" draw:start-glue-point="1" draw:end-shape="id29" svg:d="M7623 6418h3200" svg:viewBox="0 0 3201 1">
          <text:p/>
        </draw:connector>
        <draw:connector draw:style-name="gr52" draw:text-style-name="P32" draw:layer="layout" draw:type="curve" svg:x1="13.623cm" svg:y1="6.418cm" svg:x2="16.823cm" svg:y2="6.418cm" draw:start-shape="id29" draw:start-glue-point="1" draw:end-shape="id30" draw:end-glue-point="3" svg:d="M13623 6418h3200" svg:viewBox="0 0 3201 1">
          <text:p/>
        </draw:connector>
        <draw:custom-shape draw:style-name="gr46" draw:text-style-name="P30" xml:id="id33" draw:id="id33" draw:layer="layout" svg:width="2.8cm" svg:height="0.79cm" svg:x="10.823cm" svg:y="8.023cm">
          <draw:glue-point draw:id="4" svg:x="-5.003cm" svg:y="2.594cm"/>
          <text:p text:style-name="P1"><text:span text:style-name="T9">companyRead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31" draw:id="id31" draw:layer="layout" svg:width="2.8cm" svg:height="0.79cm" svg:x="10.823cm" svg:y="9.623cm">
          <text:p text:style-name="P1"><text:span text:style-name="T9">listRo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32" draw:id="id32" draw:layer="layout" svg:width="2.8cm" svg:height="0.79cm" svg:x="10.823cm" svg:y="11.223cm">
          <text:p text:style-name="P1"><text:span text:style-name="T9">listPlans</text:span></text:p>
          <draw:enhanced-geometry svg:viewBox="0 0 21600 21600" draw:type="rectangle" draw:enhanced-path="M 0 0 L 21600 0 21600 21600 0 21600 0 0 Z N"/>
        </draw:custom-shape>
        <draw:connector draw:style-name="gr48" draw:text-style-name="P32" draw:layer="layout" draw:type="curve" svg:x1="7.623cm" svg:y1="8.418cm" svg:x2="10.823cm" svg:y2="10.018cm" draw:start-shape="id28" draw:end-shape="id31" draw:end-glue-point="3" svg:d="M7623 8418c2400 0 800 1600 3200 1600" svg:viewBox="0 0 3201 1601">
          <text:p/>
        </draw:connector>
        <draw:connector draw:style-name="gr48" draw:text-style-name="P32" draw:layer="layout" draw:type="curve" svg:x1="7.623cm" svg:y1="8.418cm" svg:x2="10.823cm" svg:y2="11.618cm" draw:start-shape="id28" draw:end-shape="id32" draw:end-glue-point="3" svg:d="M7623 8418c2400 0 800 3200 3200 3200" svg:viewBox="0 0 3201 3201">
          <text:p/>
        </draw:connector>
        <draw:custom-shape draw:style-name="gr46" draw:text-style-name="P30" xml:id="id34" draw:id="id34" draw:layer="layout" svg:width="2.8cm" svg:height="0.79cm" svg:x="4.823cm" svg:y="12.823cm">
          <draw:glue-point draw:id="4" svg:x="5cm" svg:y="-2.468cm"/>
          <text:p text:style-name="P1"><text:span text:style-name="T9">readCompany</text:span></text:p>
          <draw:enhanced-geometry svg:viewBox="0 0 21600 21600" draw:type="rectangle" draw:enhanced-path="M 0 0 L 21600 0 21600 21600 0 21600 0 0 Z N"/>
        </draw:custom-shape>
        <draw:connector draw:style-name="gr48" draw:text-style-name="P32" draw:layer="layout" draw:type="curve" svg:x1="10.823cm" svg:y1="8.622cm" svg:x2="7.623cm" svg:y2="13.024cm" draw:start-shape="id33" draw:start-glue-point="4" draw:end-shape="id34" draw:end-glue-point="4" svg:d="M10823 8622c-2400 0-800 4402-3200 4402" svg:viewBox="0 0 3201 4403">
          <text:p/>
        </draw:connector>
        <draw:custom-shape draw:style-name="gr46" draw:text-style-name="P30" xml:id="id37" draw:id="id37" draw:layer="layout" svg:width="2.8cm" svg:height="0.79cm" svg:x="4.823cm" svg:y="11.423cm">
          <text:p text:style-name="P1"><text:span text:style-name="T9">readPlans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35" draw:id="id35" draw:layer="layout" svg:width="2.8cm" svg:height="0.79cm" svg:x="4.823cm" svg:y="9.823cm">
          <text:p text:style-name="P1"><text:span text:style-name="T9">readRoles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7.623cm" svg:y1="11.826cm" svg:x2="10.803cm" svg:y2="11.826cm">
          <text:p/>
        </draw:line>
        <draw:line draw:style-name="gr53" draw:text-style-name="P3" draw:layer="layout" svg:x1="7.623cm" svg:y1="10.247cm" svg:x2="10.803cm" svg:y2="10.247cm">
          <text:p/>
        </draw:line>
        <draw:custom-shape draw:style-name="gr47" draw:text-style-name="P31" xml:id="id50" draw:id="id50" draw:layer="layout" svg:width="1.2cm" svg:height="1.2cm" svg:x="2.025cm" svg:y="21.225cm">
          <text:p text:style-name="P1"><text:span text:style-name="T9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2" draw:layer="layout" draw:type="curve" svg:x1="4.823cm" svg:y1="10.218cm" svg:x2="2.623cm" svg:y2="19.223cm" draw:start-shape="id35" draw:start-glue-point="3" draw:end-shape="id36" draw:end-glue-point="0" svg:d="M4823 10218c-1467 0-2200 3001-2200 9005" svg:viewBox="0 0 2201 9006">
          <text:p/>
        </draw:connector>
        <draw:connector draw:style-name="gr48" draw:text-style-name="P32" draw:layer="layout" draw:type="curve" svg:x1="4.823cm" svg:y1="11.818cm" svg:x2="2.623cm" svg:y2="19.223cm" draw:start-shape="id37" draw:start-glue-point="3" draw:end-shape="id36" draw:end-glue-point="0" svg:d="M4823 11818c-1467 0-2200 2468-2200 7405" svg:viewBox="0 0 2201 7406">
          <text:p/>
        </draw:connector>
        <draw:custom-shape draw:style-name="gr46" draw:text-style-name="P30" xml:id="id38" draw:id="id38" draw:layer="layout" svg:width="2.8cm" svg:height="0.79cm" svg:x="10.823cm" svg:y="14.423cm">
          <text:p text:style-name="P1"><text:span text:style-name="T9">commandRead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39" draw:id="id39" draw:layer="layout" svg:width="2.8cm" svg:height="0.79cm" svg:x="10.823cm" svg:y="16.023cm">
          <text:p text:style-name="P1"><text:span text:style-name="T9">connectorRead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40" draw:id="id40" draw:layer="layout" svg:width="2.8cm" svg:height="0.79cm" svg:x="10.823cm" svg:y="17.623cm">
          <text:p text:style-name="P1"><text:span text:style-name="T9">bundleRead</text:span></text:p>
          <draw:enhanced-geometry svg:viewBox="0 0 21600 21600" draw:type="rectangle" draw:enhanced-path="M 0 0 L 21600 0 21600 21600 0 21600 0 0 Z N"/>
        </draw:custom-shape>
        <draw:connector draw:style-name="gr48" draw:text-style-name="P32" draw:layer="layout" draw:type="curve" svg:x1="7.623cm" svg:y1="13.218cm" svg:x2="10.823cm" svg:y2="14.818cm" draw:start-shape="id34" draw:start-glue-point="1" draw:end-shape="id38" draw:end-glue-point="3" svg:d="M7623 13218c2400 0 800 1600 3200 1600" svg:viewBox="0 0 3201 1601">
          <text:p/>
        </draw:connector>
        <draw:connector draw:style-name="gr48" draw:text-style-name="P32" draw:layer="layout" draw:type="curve" svg:x1="7.623cm" svg:y1="13.218cm" svg:x2="10.823cm" svg:y2="16.418cm" draw:start-shape="id34" draw:start-glue-point="1" draw:end-shape="id39" draw:end-glue-point="3" svg:d="M7623 13218c2400 0 800 3200 3200 3200" svg:viewBox="0 0 3201 3201">
          <text:p/>
        </draw:connector>
        <draw:connector draw:style-name="gr48" draw:text-style-name="P32" draw:layer="layout" draw:type="curve" svg:x1="7.623cm" svg:y1="13.218cm" svg:x2="10.823cm" svg:y2="18.018cm" draw:start-shape="id34" draw:start-glue-point="1" draw:end-shape="id40" draw:end-glue-point="3" svg:d="M7623 13218c2400 0 800 4800 3200 4800" svg:viewBox="0 0 3201 4801">
          <text:p/>
        </draw:connector>
        <draw:custom-shape draw:style-name="gr46" draw:text-style-name="P30" xml:id="id41" draw:id="id41" draw:layer="layout" svg:width="2.8cm" svg:height="0.79cm" svg:x="16.824cm" svg:y="8.023cm">
          <text:p text:style-name="P1"><text:span text:style-name="T9">va_company</text:span></text:p>
          <draw:enhanced-geometry svg:viewBox="0 0 21600 21600" draw:type="rectangle" draw:enhanced-path="M 0 0 L 21600 0 21600 21600 0 21600 0 0 Z N"/>
        </draw:custom-shape>
        <draw:connector draw:style-name="gr52" draw:text-style-name="P32" draw:layer="layout" draw:type="curve" svg:x1="13.623cm" svg:y1="8.418cm" svg:x2="16.824cm" svg:y2="8.418cm" draw:start-shape="id33" draw:start-glue-point="1" draw:end-shape="id41" draw:end-glue-point="3" svg:d="M13623 8418h3201" svg:viewBox="0 0 3202 1">
          <text:p/>
        </draw:connector>
        <draw:custom-shape draw:style-name="gr46" draw:text-style-name="P30" xml:id="id42" draw:id="id42" draw:layer="layout" svg:width="2.8cm" svg:height="0.79cm" svg:x="16.825cm" svg:y="9.623cm">
          <text:p text:style-name="P1"><text:span text:style-name="T9">Static Object</text:span></text:p>
          <draw:enhanced-geometry svg:viewBox="0 0 21600 21600" draw:type="rectangle" draw:enhanced-path="M 0 0 L 21600 0 21600 21600 0 21600 0 0 Z N"/>
        </draw:custom-shape>
        <draw:connector draw:style-name="gr52" draw:text-style-name="P32" draw:layer="layout" draw:type="curve" svg:x1="13.623cm" svg:y1="10.018cm" svg:x2="16.825cm" svg:y2="10.018cm" draw:start-shape="id31" draw:start-glue-point="1" draw:end-shape="id42" draw:end-glue-point="3" svg:d="M13623 10018h3202" svg:viewBox="0 0 3203 1">
          <text:p/>
        </draw:connector>
        <draw:custom-shape draw:style-name="gr46" draw:text-style-name="P30" xml:id="id43" draw:id="id43" draw:layer="layout" svg:width="2.8cm" svg:height="0.79cm" svg:x="16.826cm" svg:y="14.423cm">
          <text:p text:style-name="P1"><text:span text:style-name="T9">va_command</text:span></text:p>
          <draw:enhanced-geometry svg:viewBox="0 0 21600 21600" draw:type="rectangle" draw:enhanced-path="M 0 0 L 21600 0 21600 21600 0 21600 0 0 Z N"/>
        </draw:custom-shape>
        <draw:connector draw:style-name="gr52" draw:text-style-name="P32" draw:layer="layout" draw:type="curve" svg:x1="13.623cm" svg:y1="14.818cm" svg:x2="16.826cm" svg:y2="14.818cm" draw:start-shape="id38" draw:start-glue-point="1" draw:end-shape="id43" draw:end-glue-point="3" svg:d="M13623 14818h3203" svg:viewBox="0 0 3204 1">
          <text:p/>
        </draw:connector>
        <draw:custom-shape draw:style-name="gr46" draw:text-style-name="P30" xml:id="id44" draw:id="id44" draw:layer="layout" svg:width="2.8cm" svg:height="0.79cm" svg:x="16.827cm" svg:y="16.023cm">
          <text:p text:style-name="P1"><text:span text:style-name="T9">va_connector</text:span></text:p>
          <draw:enhanced-geometry svg:viewBox="0 0 21600 21600" draw:type="rectangle" draw:enhanced-path="M 0 0 L 21600 0 21600 21600 0 21600 0 0 Z N"/>
        </draw:custom-shape>
        <draw:connector draw:style-name="gr52" draw:text-style-name="P32" draw:layer="layout" draw:type="curve" svg:x1="13.623cm" svg:y1="16.418cm" svg:x2="16.827cm" svg:y2="16.418cm" draw:start-shape="id39" draw:start-glue-point="1" draw:end-shape="id44" draw:end-glue-point="3" svg:d="M13623 16418h3204" svg:viewBox="0 0 3205 1">
          <text:p/>
        </draw:connector>
        <draw:custom-shape draw:style-name="gr46" draw:text-style-name="P30" xml:id="id45" draw:id="id45" draw:layer="layout" svg:width="2.8cm" svg:height="0.79cm" svg:x="16.828cm" svg:y="17.623cm">
          <text:p text:style-name="P1"><text:span text:style-name="T9">va_bundle</text:span></text:p>
          <draw:enhanced-geometry svg:viewBox="0 0 21600 21600" draw:type="rectangle" draw:enhanced-path="M 0 0 L 21600 0 21600 21600 0 21600 0 0 Z N"/>
        </draw:custom-shape>
        <draw:connector draw:style-name="gr52" draw:text-style-name="P32" draw:layer="layout" draw:type="curve" svg:x1="13.623cm" svg:y1="18.018cm" svg:x2="16.828cm" svg:y2="18.018cm" draw:start-shape="id40" draw:start-glue-point="1" draw:end-shape="id45" draw:end-glue-point="3" svg:d="M13623 18018h3205" svg:viewBox="0 0 3206 1">
          <text:p/>
        </draw:connector>
        <draw:custom-shape draw:style-name="gr46" draw:text-style-name="P30" xml:id="id46" draw:id="id46" draw:layer="layout" svg:width="2.8cm" svg:height="0.79cm" svg:x="4.823cm" svg:y="14.623cm">
          <text:p text:style-name="P1"><text:span text:style-name="T9">readCommands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47" draw:id="id47" draw:layer="layout" svg:width="2.8cm" svg:height="0.79cm" svg:x="4.823cm" svg:y="16.223cm">
          <text:p text:style-name="P1"><text:span text:style-name="T9">readConnecto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48" draw:id="id48" draw:layer="layout" svg:width="2.8cm" svg:height="0.79cm" svg:x="4.823cm" svg:y="17.823cm">
          <text:p text:style-name="P1"><text:span text:style-name="T9">readBundles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7.636cm" svg:y1="15.026cm" svg:x2="10.803cm" svg:y2="15.026cm">
          <text:p/>
        </draw:line>
        <draw:line draw:style-name="gr53" draw:text-style-name="P3" draw:layer="layout" svg:x1="7.636cm" svg:y1="16.615cm" svg:x2="10.803cm" svg:y2="16.615cm">
          <text:p/>
        </draw:line>
        <draw:line draw:style-name="gr53" draw:text-style-name="P3" draw:layer="layout" svg:x1="7.636cm" svg:y1="18.213cm" svg:x2="10.803cm" svg:y2="18.213cm">
          <text:p/>
        </draw:line>
        <draw:connector draw:style-name="gr48" draw:text-style-name="P32" draw:layer="layout" draw:type="curve" svg:x1="4.823cm" svg:y1="15.018cm" svg:x2="2.623cm" svg:y2="19.223cm" draw:start-shape="id46" draw:start-glue-point="3" draw:end-shape="id36" draw:end-glue-point="0" svg:d="M4823 15018c-1467 0-2200 1401-2200 4205" svg:viewBox="0 0 2201 4206">
          <text:p/>
        </draw:connector>
        <draw:connector draw:style-name="gr48" draw:text-style-name="P32" draw:layer="layout" draw:type="curve" svg:x1="4.823cm" svg:y1="16.618cm" svg:x2="2.623cm" svg:y2="19.223cm" draw:start-shape="id47" draw:start-glue-point="3" draw:end-shape="id36" draw:end-glue-point="0" svg:d="M4823 16618c-1467 0-2200 868-2200 2605" svg:viewBox="0 0 2201 2606">
          <text:p/>
        </draw:connector>
        <draw:connector draw:style-name="gr48" draw:text-style-name="P32" draw:layer="layout" draw:type="curve" svg:x1="4.823cm" svg:y1="18.218cm" svg:x2="2.623cm" svg:y2="19.223cm" draw:start-shape="id48" draw:start-glue-point="3" draw:end-shape="id36" draw:end-glue-point="0" svg:d="M4823 18218c-1467 0-2200 335-2200 1005" svg:viewBox="0 0 2201 1006">
          <text:p/>
        </draw:connector>
        <draw:line draw:style-name="gr22" draw:text-style-name="P3" draw:layer="layout" svg:x1="9.223cm" svg:y1="4.823cm" svg:x2="9.223cm" svg:y2="22.423cm">
          <text:p/>
        </draw:line>
        <draw:line draw:style-name="gr22" draw:text-style-name="P3" draw:layer="layout" svg:x1="15.223cm" svg:y1="4.823cm" svg:x2="15.223cm" svg:y2="22.423cm">
          <text:p/>
        </draw:line>
        <draw:custom-shape draw:style-name="gr46" draw:text-style-name="P30" xml:id="id49" draw:id="id49" draw:layer="layout" svg:width="2.8cm" svg:height="0.79cm" svg:x="16.826cm" svg:y="11.223cm">
          <text:p text:style-name="P1"><text:span text:style-name="T9">qott.plan</text:span></text:p>
          <draw:enhanced-geometry svg:viewBox="0 0 21600 21600" draw:type="rectangle" draw:enhanced-path="M 0 0 L 21600 0 21600 21600 0 21600 0 0 Z N"/>
        </draw:custom-shape>
        <draw:connector draw:style-name="gr52" draw:text-style-name="P32" draw:layer="layout" draw:type="curve" svg:x1="13.623cm" svg:y1="11.618cm" svg:x2="16.826cm" svg:y2="11.618cm" draw:start-shape="id32" draw:start-glue-point="1" draw:end-shape="id49" draw:end-glue-point="3" svg:d="M13623 11618h3203" svg:viewBox="0 0 3204 1">
          <text:p/>
        </draw:connector>
        <draw:custom-shape draw:style-name="gr54" draw:text-style-name="P30" xml:id="id36" draw:id="id36" draw:layer="layout" svg:width="2cm" svg:height="0.8cm" svg:x="1.623cm" svg:y="19.223cm">
          <text:p text:style-name="P1"><text:span text:style-name="T9">setProgress</text:span></text:p>
          <draw:enhanced-geometry svg:viewBox="0 0 21600 21600" draw:type="rectangle" draw:enhanced-path="M 0 0 L 21600 0 21600 21600 0 21600 0 0 Z N"/>
        </draw:custom-shape>
        <draw:connector draw:style-name="gr48" draw:text-style-name="P32" draw:layer="layout" draw:type="curve" svg:x1="2.623cm" svg:y1="20.023cm" svg:x2="2.625cm" svg:y2="21.225cm" draw:start-shape="id36" draw:start-glue-point="2" draw:end-shape="id50" draw:end-glue-point="4" svg:d="M2623 20023c0 901 2 301 2 1202" svg:viewBox="0 0 3 1203">
          <text:p/>
        </draw:connector>
        <draw:connector draw:style-name="gr48" draw:text-style-name="P32" draw:layer="layout" draw:type="curve" svg:x1="4.823cm" svg:y1="8.418cm" svg:x2="2.623cm" svg:y2="19.223cm" draw:start-shape="id28" draw:start-glue-point="3" draw:end-shape="id36" draw:end-glue-point="0" svg:d="M4823 8418c-1467 0-2200 3601-2200 10805" svg:viewBox="0 0 2201 10806">
          <text:p/>
        </draw:connector>
        <draw:connector draw:style-name="gr48" draw:text-style-name="P32" draw:layer="layout" draw:type="curve" svg:x1="4.823cm" svg:y1="13.218cm" svg:x2="2.623cm" svg:y2="19.223cm" draw:start-shape="id34" draw:start-glue-point="3" draw:end-shape="id36" draw:end-glue-point="0" svg:d="M4823 13218c-1467 0-2200 2001-2200 6005" svg:viewBox="0 0 2201 6006">
          <text:p/>
        </draw:connector>
        <draw:connector draw:style-name="gr48" draw:text-style-name="P32" draw:layer="layout" draw:type="curve" svg:x1="7.623cm" svg:y1="8.418cm" svg:x2="10.823cm" svg:y2="8.418cm" draw:start-shape="id28" draw:start-glue-point="1" draw:end-shape="id33" draw:end-glue-point="3" svg:d="M7623 8418h3200" svg:viewBox="0 0 3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arlito" svg:font-family="Carlito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initial-creator>Basil Fisk</meta:initial-creator>
    <meta:creation-date>2006-03-28T10:51:31</meta:creation-date>
    <dc:date>2018-08-14T12:49:06.387846721</dc:date>
    <meta:editing-cycles>617</meta:editing-cycles>
    <meta:editing-duration>P17DT4H46M45S</meta:editing-duration>
    <meta:print-date>2018-08-14T12:40:51.131943469</meta:print-date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